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0a5c68" officeooo:paragraph-rsid="000a5c68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0a5c68" officeooo:paragraph-rsid="000a5c68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0a9fe8" officeooo:paragraph-rsid="000a9fe8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0pt" fo:font-weight="bold" officeooo:rsid="000a9fe8" officeooo:paragraph-rsid="000a9fe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00a9fe8" officeooo:paragraph-rsid="000a9fe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 fo:break-before="page"/>
      <style:text-properties fo:font-size="10pt" fo:font-weight="bold" officeooo:rsid="000a9fe8" officeooo:paragraph-rsid="000a9fe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0pt" officeooo:rsid="000a9fe8" officeooo:paragraph-rsid="000a9fe8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font-size="10pt" fo:font-weight="bold" officeooo:rsid="000a9fe8" officeooo:paragraph-rsid="000a9fe8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abf0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A879 – EXERCÍCIOS – 24/OUTUBRO</text:p>
      <text:p text:style-name="P1"/>
      <text:p text:style-name="P1">EXERCÍCIO 1</text:p>
      <text:p text:style-name="P1">Observe o código do programa 01-trava_dupla.c. </text:p>
      <text:p text:style-name="P1">a) Desenhe uma linha do tempo, mostrando a maneira que mutexes são travados e liberados pelas duas threads.</text:p>
      <text:p text:style-name="P1">b) O que deverá ser impresso na tela quando o programa é executado?</text:p>
      <text:p text:style-name="P1"/>
      <text:p text:style-name="P1">EXERCÍCIO 2</text:p>
      <text:p text:style-name="P1">Com base no código de 02-altruista.c:</text:p>
      <text:p text:style-name="P1">a) Qual parece ser a diferença entre as funções pthread_mutex_lock() e pthread_mutex_trylock()?</text:p>
      <text:p text:style-name="P1">b) Desenhe uma linha do tempo, mostrando a maneira que mutexes são travados e liberados pelas duas threads.</text:p>
      <text:p text:style-name="P1">c) O que deverá ser impresso na tela quando o programa é executado?</text:p>
      <text:p text:style-name="P1"/>
      <text:p text:style-name="P1">EXERCÍCIO 3</text:p>
      <text:p text:style-name="P1">Com base no código de 03-mutex_amplo.c:</text:p>
      <text:p text:style-name="P1">a) Desenhe uma linha do tempo, mostrando a maneira que mutexes são travados e liberados pelas duas threads.</text:p>
      <text:p text:style-name="P1">b) O que deverá ser impresso na tela quando o programa é executado?</text:p>
      <text:p text:style-name="P1">c) Comparando 03-mutex_amplo.c com 02-altruista.c, qual parece ser uma solução melhor para o problema encontrado em 01-trava_dupla.c?</text:p>
      <text:p text:style-name="P1"/>
      <text:p text:style-name="P1">EXERCÍCIO 4</text:p>
      <text:p text:style-name="P1">Com base no código de 04-random_sleep.c:</text:p>
      <text:p text:style-name="P1">a) Desenhe uma linha do tempo, mostrando a maneira que mutexes são travados e liberados pelas duas threads.</text:p>
      <text:p text:style-name="P1">b) O que deverá ser impresso na tela quando o programa é executado?</text:p>
      <text:p text:style-name="P1">c) Comparando as 3 soluções para o problema encontrado em 01-trava_dupla.c:</text:p>
      <text:list xml:id="list7917356365435487358" text:style-name="L1">
        <text:list-item>
          <text:p text:style-name="P2">Qual solução parece uma medida de “força bruta”?</text:p>
        </text:list-item>
        <text:list-item>
          <text:p text:style-name="P2">Qual solução deixa threads em estado de espera por mais tempo?</text:p>
        </text:list-item>
        <text:list-item>
          <text:p text:style-name="P2">Qual solução depende de uma programação mais cuidadosa?</text:p>
        </text:list-item>
      </text:list>
      <text:p text:style-name="P1"/>
      <text:p text:style-name="P3">EXERCÍCIO 5</text:p>
      <text:p text:style-name="P4">Para cada uma das condições abaixo, verifique (a) se <text:span text:style-name="T3">(e onde/como)</text:span> ela acontece no código de 01-trava_dupla.c e (b) se ela é uma condição necessária para o travamento do programa:</text:p>
      <text:p text:style-name="P4">a) <text:span text:style-name="T1">Exclusão mútua</text:span>: um recurso mutuamente exclusivo é aquele que não pode ser compartilhado entre linhas de execução diferentes.</text:p>
      <text:p text:style-name="P4">b) <text:span text:style-name="T1">Não-preempção</text:span><text:span text:style-name="T2">: um recurso não-preemptivo é aquele que só pode ser desalocado de uma linha de execução por iniciativa da própria linha de execução (isto é, o sistema operacional não pode retirá-lo à força).</text:span></text:p>
      <text:p text:style-name="P4"><text:span text:style-name="T2">c) </text:span><text:span text:style-name="T1">Posse-e-espera</text:span><text:span text:style-name="T2">: na condição de posse-e-espera, uma linha de execução tem posse de um recurso e, ao mesmo tempo, está à espera da liberação de outro recurso.</text:span></text:p>
      <text:p text:style-name="P4"><text:span text:style-name="T2">d) </text:span><text:span text:style-name="T1">Espera circular</text:span><text:span text:style-name="T2">: na condição de espera circular, cada linha de execução está à espera de um recurso que está sendo utilizado por um outra linha de execução.</text:span></text:p>
      <text:p text:style-name="P4"><text:span text:style-name="T2"/></text:p>
      <text:p text:style-name="P5"><text:span text:style-name="T2">EXERCÍCIO 6</text:span></text:p>
      <text:p text:style-name="P8">Quais condições, dentre as analisadas anteriormente, são atenuadas por cada um dos códigos (02-altruista.c, 03-mutex_amplo.c e 04-random_sleep.c)?</text:p>
      <text:p text:style-name="P8"/>
      <text:p text:style-name="P9">/* 01-trava_dupla.c */</text:p>
      <text:p text:style-name="P8">#include &lt;stdio.h&gt;</text:p>
      <text:p text:style-name="P8">#include &lt;pthread.h&gt;</text:p>
      <text:p text:style-name="P8">#include &lt;unistd.h&gt;</text:p>
      <text:p text:style-name="P8"/>
      <text:p text:style-name="P8">pthread_mutex_t trava1, trava2;</text:p>
      <text:p text:style-name="P8"/>
      <text:p text:style-name="P8">void *thread1(void *args) {</text:p>
      <text:p text:style-name="P8"><text:s text:c="2"/>for (int i=0; i&lt;5; i++) {</text:p>
      <text:p text:style-name="P8"><text:s text:c="4"/>pthread_mutex_lock(&amp;trava1);</text:p>
      <text:p text:style-name="P8"><text:s text:c="4"/>printf("Thread 1 pegou mutex 1\n");</text:p>
      <text:p text:style-name="P8"><text:s text:c="4"/>sleep(1); /* Troque isso por alguma acao demorada */</text:p>
      <text:p text:style-name="P8"><text:s text:c="4"/>printf("Thread 1 tentando pegar trava 2\n");</text:p>
      <text:p text:style-name="P8"><text:s text:c="4"/>pthread_mutex_lock(&amp;trava2);</text:p>
      <text:p text:style-name="P8"><text:s text:c="4"/>printf("Estou no loop da thread 1! i=%d\n", i);</text:p>
      <text:p text:style-name="P8"><text:s text:c="4"/>pthread_mutex_unlock(&amp;trava1);</text:p>
      <text:p text:style-name="P8"><text:s text:c="4"/>pthread_mutex_unlock(&amp;trava2);</text:p>
      <text:p text:style-name="P8"><text:s text:c="2"/>}</text:p>
      <text:p text:style-name="P8"><text:s text:c="2"/>return NULL;</text:p>
      <text:p text:style-name="P8">}</text:p>
      <text:p text:style-name="P8"/>
      <text:p text:style-name="P8">void *thread2(void *args) {</text:p>
      <text:p text:style-name="P8"><text:s text:c="2"/>for (int i=0; i&lt;5; i++) {</text:p>
      <text:p text:style-name="P8"><text:s text:c="4"/>pthread_mutex_lock(&amp;trava2);</text:p>
      <text:p text:style-name="P8"><text:s text:c="4"/>printf("Thread 2 pegou mutex 2\n");</text:p>
      <text:p text:style-name="P8"><text:s text:c="4"/>sleep(1); /* Troque isso por alguma acao demorada */</text:p>
      <text:p text:style-name="P8"><text:s text:c="4"/>printf("Thread 2 tentando pegar trava 1\n");</text:p>
      <text:p text:style-name="P8"><text:s text:c="4"/>pthread_mutex_lock(&amp;trava1);</text:p>
      <text:p text:style-name="P8"><text:s text:c="4"/>printf("Estou no loop da thread 2! i=%d\n", i);</text:p>
      <text:p text:style-name="P8"><text:s text:c="4"/>pthread_mutex_unlock(&amp;trava2);</text:p>
      <text:p text:style-name="P8"><text:s text:c="4"/>pthread_mutex_unlock(&amp;trava1);</text:p>
      <text:p text:style-name="P8"><text:s text:c="2"/>}</text:p>
      <text:p text:style-name="P8"><text:s text:c="2"/>return NULL;</text:p>
      <text:p text:style-name="P8">}</text:p>
      <text:p text:style-name="P8"/>
      <text:p text:style-name="P8">int main() {</text:p>
      <text:p text:style-name="P8"><text:s text:c="2"/>pthread_t t1, t2;</text:p>
      <text:p text:style-name="P8"/>
      <text:p text:style-name="P8"><text:s text:c="2"/>pthread_create(&amp;t1, NULL, thread1, NULL);</text:p>
      <text:p text:style-name="P8"><text:s text:c="2"/>pthread_create(&amp;t2, NULL, thread2, NULL);</text:p>
      <text:p text:style-name="P8"/>
      <text:p text:style-name="P8"><text:s text:c="2"/>pthread_join(t1, NULL);</text:p>
      <text:p text:style-name="P8"><text:s text:c="2"/>pthread_join(t2, NULL);</text:p>
      <text:p text:style-name="P8"><text:s text:c="2"/>printf("Fim de programa!\n");</text:p>
      <text:p text:style-name="P8"/>
      <text:p text:style-name="P8"><text:s text:c="2"/>return 0;</text:p>
      <text:p text:style-name="P8">}</text:p>
      <text:p text:style-name="P8"/>
      <text:p text:style-name="P9">/* 02-altruista.c */</text:p>
      <text:p text:style-name="P8">#include &lt;stdio.h&gt;</text:p>
      <text:p text:style-name="P8">#include &lt;pthread.h&gt;</text:p>
      <text:p text:style-name="P8">#include &lt;unistd.h&gt;</text:p>
      <text:p text:style-name="P8"/>
      <text:p text:style-name="P8">pthread_mutex_t trava1, trava2;</text:p>
      <text:p text:style-name="P8"/>
      <text:p text:style-name="P8">void *thread1(void *args) {</text:p>
      <text:p text:style-name="P8"><text:s text:c="2"/>int status;</text:p>
      <text:p text:style-name="P8"><text:s text:c="2"/>int i=0;</text:p>
      <text:p text:style-name="P8"><text:s text:c="2"/>while(i&lt;5) {</text:p>
      <text:p text:style-name="P8"><text:s text:c="4"/>pthread_mutex_lock(&amp;trava1);</text:p>
      <text:p text:style-name="P8"><text:s text:c="4"/>printf("Thread 1 pegou mutex 1\n");</text:p>
      <text:p text:style-name="P8"><text:s text:c="4"/>sleep(1); /* Troque isso por alguma acao demorada */</text:p>
      <text:p text:style-name="P8"><text:s text:c="4"/>printf("Thread 1 tentando pegar trava 2\n");</text:p>
      <text:p text:style-name="P8"><text:s text:c="4"/>status = pthread_mutex_trylock(&amp;trava2);</text:p>
      <text:p text:style-name="P8"><text:s text:c="4"/>if (status==0) { /* Consegui trava2 */</text:p>
      <text:p text:style-name="P8"><text:s text:c="6"/>printf("Estou no loop da thread 1! i=%d\n", i);</text:p>
      <text:p text:style-name="P8"><text:s text:c="6"/>pthread_mutex_unlock(&amp;trava1);</text:p>
      <text:p text:style-name="P8"><text:s text:c="6"/>pthread_mutex_unlock(&amp;trava2);</text:p>
      <text:p text:style-name="P8"><text:s text:c="6"/>printf("Thread 1 liberou travas 1 e 2\n");</text:p>
      <text:p text:style-name="P8"><text:s text:c="6"/>i++;</text:p>
      <text:p text:style-name="P8"><text:s text:c="4"/>} else { /* Nao consegui trava2 */</text:p>
      <text:p text:style-name="P8"><text:s text:c="6"/>printf("***Thread 1 libera mutex 1\n");</text:p>
      <text:p text:style-name="P8"><text:s text:c="6"/>pthread_mutex_unlock(&amp;trava1);</text:p>
      <text:p text:style-name="P8"><text:s text:c="6"/>sleep(1);</text:p>
      <text:p text:style-name="P8"><text:s text:c="4"/>}</text:p>
      <text:p text:style-name="P8"><text:s text:c="2"/>}</text:p>
      <text:p text:style-name="P8"><text:s text:c="2"/>return NULL;</text:p>
      <text:p text:style-name="P8">}</text:p>
      <text:p text:style-name="P8"/>
      <text:p text:style-name="P8">void *thread2(void *args) {</text:p>
      <text:p text:style-name="P8"><text:s text:c="2"/>for (int i=0; i&lt;5; i++) {</text:p>
      <text:p text:style-name="P8"><text:s text:c="4"/>pthread_mutex_lock(&amp;trava2);</text:p>
      <text:p text:style-name="P8"><text:s text:c="4"/>printf("Thread 2 pegou mutex 2\n");</text:p>
      <text:p text:style-name="P8"><text:s text:c="4"/>sleep(1); /* Troque isso por alguma acao demorada */</text:p>
      <text:p text:style-name="P8"><text:s text:c="4"/>printf("Thread 2 tentando pegar trava 1\n");</text:p>
      <text:p text:style-name="P8"><text:s text:c="4"/>pthread_mutex_lock(&amp;trava1);</text:p>
      <text:p text:style-name="P8"><text:s text:c="4"/>printf("Estou no loop da thread 2! i=%d\n", i);</text:p>
      <text:p text:style-name="P8"><text:s text:c="4"/>pthread_mutex_unlock(&amp;trava2);</text:p>
      <text:p text:style-name="P8"><text:s text:c="4"/>pthread_mutex_unlock(&amp;trava1);</text:p>
      <text:p text:style-name="P8"><text:s text:c="4"/>printf("Thread 2 liberou travas 1 e 2\n");</text:p>
      <text:p text:style-name="P8"><text:s text:c="2"/>}</text:p>
      <text:p text:style-name="P8"><text:s text:c="2"/>return NULL;</text:p>
      <text:p text:style-name="P8">}</text:p>
      <text:p text:style-name="P8"/>
      <text:p text:style-name="P8">int main() {</text:p>
      <text:p text:style-name="P8"><text:s text:c="2"/>pthread_t t1, t2;</text:p>
      <text:p text:style-name="P8"/>
      <text:p text:style-name="P8"><text:s text:c="2"/>pthread_create(&amp;t1, NULL, thread1, NULL);</text:p>
      <text:p text:style-name="P8"><text:s text:c="2"/>pthread_create(&amp;t2, NULL, thread2, NULL);</text:p>
      <text:p text:style-name="P8"/>
      <text:p text:style-name="P8"><text:s text:c="2"/>pthread_join(t1, NULL);</text:p>
      <text:p text:style-name="P8"><text:s text:c="2"/>pthread_join(t2, NULL);</text:p>
      <text:p text:style-name="P8"><text:s text:c="2"/>printf("Fim de programa!\n");</text:p>
      <text:p text:style-name="P8"/>
      <text:p text:style-name="P8"><text:s text:c="2"/>return 0;</text:p>
      <text:p text:style-name="P8">}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/* 03-mutex_amplo.c */</text:p>
            <text:p text:style-name="P8">#include &lt;stdio.h&gt;</text:p>
            <text:p text:style-name="P8">#include &lt;pthread.h&gt;</text:p>
            <text:p text:style-name="P8">#include &lt;unistd.h&gt;</text:p>
            <text:p text:style-name="P8"/>
            <text:p text:style-name="P8">pthread_mutex_t trava1, trava2, trava3;</text:p>
            <text:p text:style-name="P8"/>
            <text:p text:style-name="P8">void *thread1(void *args) {</text:p>
            <text:p text:style-name="P8"><text:s text:c="2"/>for (int i=0; i&lt;5; i++) {</text:p>
            <text:p text:style-name="P8"><text:s text:c="4"/>pthread_mutex_lock(&amp;trava3);</text:p>
            <text:p text:style-name="P8"><text:s text:c="4"/>pthread_mutex_lock(&amp;trava1);</text:p>
            <text:p text:style-name="P8"><text:s text:c="4"/>printf("Thread 1 pegou mutex 1\n");</text:p>
            <text:p text:style-name="P8"><text:s text:c="4"/>sleep(1); /* Troque isso por alguma acao demorada */</text:p>
            <text:p text:style-name="P8"><text:s text:c="4"/>printf("Thread 1 tentando pegar trava 2\n");</text:p>
            <text:p text:style-name="P8"><text:s text:c="4"/>pthread_mutex_lock(&amp;trava2);</text:p>
            <text:p text:style-name="P8"><text:s text:c="4"/>pthread_mutex_unlock(&amp;trava3);</text:p>
            <text:p text:style-name="P8"><text:s text:c="4"/>printf("Estou no loop da thread 1! i=%d\n", i);</text:p>
            <text:p text:style-name="P8"><text:s text:c="4"/>pthread_mutex_unlock(&amp;trava1);</text:p>
            <text:p text:style-name="P8"><text:s text:c="4"/>pthread_mutex_unlock(&amp;trava2);</text:p>
            <text:p text:style-name="P8"><text:s text:c="2"/>}</text:p>
            <text:p text:style-name="P8"><text:s text:c="2"/>return NULL;</text:p>
            <text:p text:style-name="P8">}</text:p>
            <text:p text:style-name="P8"/>
            <text:p text:style-name="P8">void *thread2(void *args) {</text:p>
            <text:p text:style-name="P8"><text:s text:c="2"/>for (int i=0; i&lt;5; i++) {</text:p>
            <text:p text:style-name="P8"><text:s text:c="4"/>pthread_mutex_lock(&amp;trava3);</text:p>
            <text:p text:style-name="P8"><text:s text:c="4"/>pthread_mutex_lock(&amp;trava2);</text:p>
            <text:p text:style-name="P8"><text:s text:c="4"/>printf("Thread 2 pegou mutex 2\n");</text:p>
            <text:p text:style-name="P8"><text:s text:c="4"/>sleep(1); /* Troque isso por alguma acao demorada */</text:p>
            <text:p text:style-name="P8"><text:s text:c="4"/>printf("Thread 2 tentando pegar trava 1\n");</text:p>
            <text:p text:style-name="P8"><text:s text:c="4"/>pthread_mutex_lock(&amp;trava1);</text:p>
            <text:p text:style-name="P8"><text:s text:c="4"/>pthread_mutex_unlock(&amp;trava3);</text:p>
            <text:p text:style-name="P8"><text:s text:c="4"/>printf("Estou no loop da thread 2! i=%d\n", i);</text:p>
            <text:p text:style-name="P8"><text:s text:c="4"/>pthread_mutex_unlock(&amp;trava2);</text:p>
            <text:p text:style-name="P8"><text:s text:c="4"/>pthread_mutex_unlock(&amp;trava1);</text:p>
            <text:p text:style-name="P8"><text:s text:c="2"/>}</text:p>
            <text:p text:style-name="P8"><text:s text:c="2"/>return NULL;</text:p>
            <text:p text:style-name="P8">}</text:p>
            <text:p text:style-name="P8"/>
            <text:p text:style-name="P8">int main() {</text:p>
            <text:p text:style-name="P8"><text:s text:c="2"/>pthread_t t1, t2;</text:p>
            <text:p text:style-name="P8"/>
            <text:p text:style-name="P8"><text:s text:c="2"/>pthread_create(&amp;t1, NULL, thread1, NULL);</text:p>
            <text:p text:style-name="P8"><text:s text:c="2"/>pthread_create(&amp;t2, NULL, thread2, NULL);</text:p>
            <text:p text:style-name="P8"/>
            <text:p text:style-name="P8"><text:s text:c="2"/>pthread_join(t1, NULL);</text:p>
            <text:p text:style-name="P8"><text:s text:c="2"/>pthread_join(t2, NULL);</text:p>
            <text:p text:style-name="P8"><text:s text:c="2"/>printf("Fim de programa!\n");</text:p>
            <text:p text:style-name="P8"/>
            <text:p text:style-name="P8"><text:s text:c="2"/>return 0;</text:p>
            <text:p text:style-name="P8">}</text:p>
          </table:table-cell>
          <table:table-cell table:style-name="Table1.B1" office:value-type="string">
            <text:p text:style-name="P11">/* 04-random_sleep.c */</text:p>
            <text:p text:style-name="P10">#include &lt;stdio.h&gt;</text:p>
            <text:p text:style-name="P10">#include &lt;pthread.h&gt;</text:p>
            <text:p text:style-name="P10">#include &lt;unistd.h&gt;</text:p>
            <text:p text:style-name="P10"/>
            <text:p text:style-name="P10">pthread_mutex_t trava1, trava2, trava3;</text:p>
            <text:p text:style-name="P10"/>
            <text:p text:style-name="P10">void *thread1(void *args) {</text:p>
            <text:p text:style-name="P10"><text:s text:c="2"/>for (int i=0; i&lt;5; i++) {</text:p>
            <text:p text:style-name="P10"><text:s text:c="4"/>pthread_mutex_lock(&amp;trava3);</text:p>
            <text:p text:style-name="P10"><text:s text:c="4"/>pthread_mutex_lock(&amp;trava1);</text:p>
            <text:p text:style-name="P10"><text:s text:c="4"/>printf("Thread 1 pegou mutex 1\n");</text:p>
            <text:p text:style-name="P10"><text:s text:c="4"/>sleep(1); /* Troque isso por alguma acao demorada */</text:p>
            <text:p text:style-name="P10"><text:s text:c="4"/>printf("Thread 1 tentando pegar trava 2\n");</text:p>
            <text:p text:style-name="P10"><text:s text:c="4"/>pthread_mutex_lock(&amp;trava2);</text:p>
            <text:p text:style-name="P10"><text:s text:c="4"/>pthread_mutex_unlock(&amp;trava3);</text:p>
            <text:p text:style-name="P10"><text:s text:c="4"/>printf("Estou no loop da thread 1! i=%d\n", i);</text:p>
            <text:p text:style-name="P10"><text:s text:c="4"/>pthread_mutex_unlock(&amp;trava1);</text:p>
            <text:p text:style-name="P10"><text:s text:c="4"/>pthread_mutex_unlock(&amp;trava2);</text:p>
            <text:p text:style-name="P10"><text:s text:c="4"/>usleep(5000);</text:p>
            <text:p text:style-name="P10"><text:s text:c="2"/>}</text:p>
            <text:p text:style-name="P10"><text:s text:c="2"/>return NULL;</text:p>
            <text:p text:style-name="P10">}</text:p>
            <text:p text:style-name="P10"/>
            <text:p text:style-name="P10">void *thread2(void *args) {</text:p>
            <text:p text:style-name="P10"><text:s text:c="2"/>for (int i=0; i&lt;5; i++) {</text:p>
            <text:p text:style-name="P10"><text:s text:c="4"/>pthread_mutex_lock(&amp;trava3);</text:p>
            <text:p text:style-name="P10"><text:s text:c="4"/>pthread_mutex_lock(&amp;trava2);</text:p>
            <text:p text:style-name="P10"><text:s text:c="4"/>printf("Thread 2 pegou mutex 2\n");</text:p>
            <text:p text:style-name="P10"><text:s text:c="4"/>sleep(1); /* Troque isso por alguma acao demorada */</text:p>
            <text:p text:style-name="P10"><text:s text:c="4"/>printf("Thread 2 tentando pegar trava 1\n");</text:p>
            <text:p text:style-name="P10"><text:s text:c="4"/>pthread_mutex_lock(&amp;trava1);</text:p>
            <text:p text:style-name="P10"><text:s text:c="4"/>pthread_mutex_unlock(&amp;trava3);</text:p>
            <text:p text:style-name="P10"><text:s text:c="4"/>printf("Estou no loop da thread 2! i=%d\n", i);</text:p>
            <text:p text:style-name="P10"><text:s text:c="4"/>pthread_mutex_unlock(&amp;trava2);</text:p>
            <text:p text:style-name="P10"><text:s text:c="4"/>pthread_mutex_unlock(&amp;trava1);</text:p>
            <text:p text:style-name="P10"><text:s text:c="4"/>usleep(6000);</text:p>
            <text:p text:style-name="P10"><text:s text:c="2"/>}</text:p>
            <text:p text:style-name="P10"><text:s text:c="2"/>return NULL;</text:p>
            <text:p text:style-name="P10">}</text:p>
            <text:p text:style-name="P10"/>
            <text:p text:style-name="P10">int main() {</text:p>
            <text:p text:style-name="P10"><text:s text:c="2"/>pthread_t t1, t2;</text:p>
            <text:p text:style-name="P10"/>
            <text:p text:style-name="P10"><text:s text:c="2"/>pthread_create(&amp;t1, NULL, thread1, NULL);</text:p>
            <text:p text:style-name="P10"><text:s text:c="2"/>pthread_create(&amp;t2, NULL, thread2, NULL);</text:p>
            <text:p text:style-name="P10"/>
            <text:p text:style-name="P10"><text:s text:c="2"/>pthread_join(t1, NULL);</text:p>
            <text:p text:style-name="P10"><text:s text:c="2"/>pthread_join(t2, NULL);</text:p>
            <text:p text:style-name="P10"><text:s text:c="2"/>printf("Fim de programa!\n");</text:p>
            <text:p text:style-name="P10"/>
            <text:p text:style-name="P10"><text:s text:c="2"/>return 0;</text:p>
            <text:p text:style-name="P10">}</text:p>
            <text:p text:style-name="P10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Tavares</meta:initial-creator>
    <meta:creation-date>2017-10-23T22:38:52</meta:creation-date>
    <dc:date>2017-10-24T09:22:25.500755751</dc:date>
    <meta:editing-duration>PT8M1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4" meta:paragraph-count="212" meta:word-count="952" meta:character-count="7498" meta:non-whitespace-character-count="6302"/>
  </office:meta>
</office:document-meta>
</file>